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d4dd" officeooo:paragraph-rsid="0008d4dd"/>
    </style:style>
    <style:style style:name="P2" style:family="paragraph" style:parent-style-name="Standard">
      <style:paragraph-properties fo:text-align="start" style:justify-single-word="false"/>
      <style:text-properties officeooo:paragraph-rsid="0008d4d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d4dd" officeooo:paragraph-rsid="0008d4d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8d4dd" officeooo:paragraph-rsid="0008d4d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4dd" officeooo:paragraph-rsid="000a5c0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977dc" officeooo:paragraph-rsid="000977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TCONF</text:p>
      <text:p text:style-name="P2">Lab equipment:</text:p>
      <text:p text:style-name="P2">- CSRv VM</text:p>
      <text:p text:style-name="P2">- Sandbox:</text:p>
      <text:p text:style-name="P2">CSR1000V Host: ios-xe-mgmt.cisco.com</text:p>
      <text:p text:style-name="P2">SSH Port: 8181</text:p>
      <text:p text:style-name="P2">NETCONF Port: 10000</text:p>
      <text:p text:style-name="P2">RESTCONF Ports: 9443 (HTTPS)</text:p>
      <text:p text:style-name="P2">Username: developer</text:p>
      <text:p text:style-name="P1">Password: C1sco12345</text:p>
      <text:p text:style-name="P1"/>
      <text:p text:style-name="P1"/>
      <text:list xml:id="list2379941161" text:style-name="L1">
        <text:list-item>
          <text:p text:style-name="P4">Create GET request to fetch interfaces using the following parameters:</text:p>
          <text:list>
            <text:list-item>
              <text:p text:style-name="P5">Authorization – Basic</text:p>
            </text:list-item>
            <text:list-item>
              <text:p text:style-name="P5"><text:s/>Content-Type – application/yang-data+json</text:p>
            </text:list-item>
            <text:list-item>
              <text:p text:style-name="P5">Accept - application/yang-data+json</text:p>
            </text:list-item>
            <text:list-item>
              <text:p text:style-name="P4">URI: https://{{host}}:{{port}}/restconf/data/ietf-interfaces:interfaces</text:p>
            </text:list-item>
          </text:list>
        </text:list-item>
        <text:list-item>
          <text:p text:style-name="P6">Create GET request to fetch interfaces st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07:58:43.514235625</meta:creation-date>
    <dc:date>2020-12-12T08:17:30.688011216</dc:date>
    <meta:editing-duration>PT4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57" meta:character-count="472" meta:non-whitespace-character-count="434"/>
  </office:meta>
</office:document-meta>
</file>